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1" svg:font-family="'Liberation Serif'" style:font-family-generic="roman"/>
    <style:font-face style:name="Courier 10 Pitch" svg:font-family="'Courier 10 Pitch'" style:font-pitch="fixed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fo:font-size="12pt" style:font-size-asian="12pt" style:font-size-complex="12pt"/>
    </style:style>
    <style:style style:name="P2" style:family="paragraph" style:parent-style-name="Standard">
      <style:text-properties style:use-window-font-color="true" fo:font-size="12pt" fo:font-style="italic" style:font-size-asian="12pt" style:font-style-asian="italic" style:font-size-complex="12pt" style:font-style-complex="italic"/>
    </style:style>
    <style:style style:name="P3" style:family="paragraph" style:parent-style-name="Standard">
      <style:text-properties style:use-window-font-color="true" fo:font-size="12pt" style:font-name-asian="Monospace" style:font-size-asian="12pt" style:font-name-complex="Monospace" style:font-size-complex="12pt"/>
    </style:style>
    <style:style style:name="P4" style:family="paragraph" style:parent-style-name="Standard">
      <style:text-properties style:use-window-font-color="true" style:font-name="Courier 10 Pitch" fo:font-size="12pt" style:font-size-asian="12pt" style:font-size-complex="12pt"/>
    </style:style>
    <style:style style:name="P5" style:family="paragraph" style:parent-style-name="Standard">
      <style:text-properties style:use-window-font-color="true" style:font-name="Liberation Serif" fo:font-size="12pt" style:font-name-asian="Monospace" style:font-size-asian="12pt" style:font-name-complex="Monospace" style:font-size-complex="12pt"/>
    </style:style>
    <style:style style:name="P6" style:family="paragraph" style:parent-style-name="Standard">
      <style:paragraph-properties fo:text-align="center" style:justify-single-word="false"/>
      <style:text-properties fo:text-transform="uppercase" style:use-window-font-color="true" fo:font-size="14pt" style:font-size-asian="14pt" style:font-size-complex="14pt"/>
    </style:style>
    <style:style style:name="P7" style:family="paragraph" style:parent-style-name="Standard">
      <style:paragraph-properties fo:margin-left="0.4925in" fo:margin-right="0in" fo:text-indent="0in" style:auto-text-indent="false" fo:background-color="#e6e6ff">
        <style:background-image/>
      </style:paragraph-properties>
      <style:text-properties style:use-window-font-color="true" style:font-name="Courier 10 Pitch" fo:font-size="12pt" style:font-name-asian="Monospace" style:font-size-asian="12pt" style:font-name-complex="Monospace" style:font-size-complex="12pt"/>
    </style:style>
    <style:style style:name="P8" style:family="paragraph" style:parent-style-name="Standard">
      <style:paragraph-properties fo:margin-left="0.4925in" fo:margin-right="0in" fo:text-indent="0in" style:auto-text-indent="false" fo:background-color="#e6e6ff">
        <style:background-image/>
      </style:paragraph-properties>
      <style:text-properties style:use-window-font-color="true" style:font-name="Courier 10 Pitch" fo:font-size="12pt" fo:font-weight="bold" style:font-name-asian="Monospace" style:font-size-asian="12pt" style:font-weight-asian="bold" style:font-name-complex="Monospace" style:font-size-complex="12pt" style:font-weight-complex="bold"/>
    </style:style>
    <style:style style:name="P9" style:family="paragraph" style:parent-style-name="Standard">
      <style:paragraph-properties fo:margin-left="0.4925in" fo:margin-right="0in" fo:text-indent="0in" style:auto-text-indent="false" fo:background-color="#e6e6ff">
        <style:background-image/>
      </style:paragraph-properties>
      <style:text-properties fo:font-weight="bold" style:font-weight-asian="bold" style:font-weight-complex="bold"/>
    </style:style>
    <style:style style:name="P10" style:family="paragraph" style:parent-style-name="Standard">
      <style:paragraph-properties fo:margin-left="0.4925in" fo:margin-right="0in" fo:text-indent="0in" style:auto-text-indent="false" fo:background-color="#e6e6ff">
        <style:background-image/>
      </style:paragraph-properties>
      <style:text-properties style:use-window-font-color="true" style:font-name="Courier 10 Pitch" fo:font-size="12pt" fo:font-weight="bold" style:font-name-asian="Monospace" style:font-size-asian="12pt" style:font-weight-asian="bold" style:font-name-complex="Monospace" style:font-size-complex="12pt" style:font-weight-complex="bold"/>
    </style:style>
    <style:style style:name="P11" style:family="paragraph" style:parent-style-name="Standard">
      <style:paragraph-properties fo:margin-left="0.4925in" fo:margin-right="0in" fo:text-indent="0in" style:auto-text-indent="false" fo:background-color="#e6e6ff">
        <style:background-image/>
      </style:paragraph-properties>
      <style:text-properties style:use-window-font-color="true" style:font-name="Courier 10 Pitch" fo:font-size="12pt" officeooo:rsid="00211fa1" officeooo:paragraph-rsid="00211fa1" style:font-name-asian="Monospace" style:font-size-asian="12pt" style:font-name-complex="Monospace" style:font-size-complex="12pt"/>
    </style:style>
    <style:style style:name="P12" style:family="paragraph" style:parent-style-name="Standard">
      <style:paragraph-properties fo:margin-left="0.4925in" fo:margin-right="0in" fo:text-indent="0in" style:auto-text-indent="false" fo:background-color="#e6e6ff">
        <style:background-image/>
      </style:paragraph-properties>
      <style:text-properties style:use-window-font-color="true" style:font-name="Courier 10 Pitch" fo:font-size="12pt" fo:font-weight="normal" officeooo:paragraph-rsid="00226827" style:font-name-asian="Monospace" style:font-size-asian="12pt" style:font-weight-asian="normal" style:font-name-complex="Monospace" style:font-size-complex="12pt" style:font-weight-complex="normal"/>
    </style:style>
    <style:style style:name="P13" style:family="paragraph" style:parent-style-name="Standard">
      <style:paragraph-properties fo:margin-left="0.4925in" fo:margin-right="0in" fo:text-indent="0in" style:auto-text-indent="false" fo:background-color="#e6e6ff">
        <style:background-image/>
      </style:paragraph-properties>
      <style:text-properties officeooo:paragraph-rsid="00226827"/>
    </style:style>
    <style:style style:name="P14" style:family="paragraph" style:parent-style-name="Standard">
      <style:text-properties style:use-window-font-color="true" fo:font-size="12pt" style:font-size-asian="12pt" style:font-size-complex="12pt"/>
    </style:style>
    <style:style style:name="P15" style:family="paragraph" style:parent-style-name="Standard">
      <style:text-properties style:use-window-font-color="true" fo:font-size="12pt" officeooo:paragraph-rsid="00226827" style:font-size-asian="12pt" style:font-size-complex="12pt"/>
    </style:style>
    <style:style style:name="P16" style:family="paragraph" style:parent-style-name="Standard">
      <style:text-properties style:use-window-font-color="true" style:font-name="Liberation Serif" fo:font-size="12pt" style:font-name-asian="Monospace" style:font-size-asian="12pt" style:font-name-complex="Monospace" style:font-size-complex="12pt"/>
    </style:style>
    <style:style style:name="P17" style:family="paragraph" style:parent-style-name="Text_20_body">
      <style:text-properties officeooo:paragraph-rsid="00226827"/>
    </style:style>
    <style:style style:name="P18" style:family="paragraph" style:parent-style-name="Heading_20_3">
      <style:text-properties officeooo:paragraph-rsid="00226827"/>
    </style:style>
    <style:style style:name="T1" style:family="text">
      <style:text-properties style:font-name="Courier 10 Pitch"/>
    </style:style>
    <style:style style:name="T2" style:family="text">
      <style:text-properties style:font-name="Courier 10 Pitch" fo:font-style="normal" style:font-style-asian="normal" style:font-style-complex="normal"/>
    </style:style>
    <style:style style:name="T3" style:family="text">
      <style:text-properties style:font-name="Courier 10 Pitch" fo:font-weight="normal" officeooo:rsid="00226827" style:font-name-asian="Monospace" style:font-weight-asian="normal" style:font-name-complex="Monospace" style:font-weight-complex="normal"/>
    </style:style>
    <style:style style:name="T4" style:family="text">
      <style:text-properties style:font-name="Liberation Serif1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style:font-name="Liberation Serif"/>
    </style:style>
    <style:style style:name="T7" style:family="text">
      <style:text-properties style:use-window-font-color="true" style:font-name="Courier 10 Pitch" fo:font-size="12pt" style:font-name-asian="Monospace" style:font-size-asian="12pt" style:font-name-complex="Monospace" style:font-size-complex="12pt"/>
    </style:style>
    <style:style style:name="T8" style:family="text">
      <style:text-properties style:use-window-font-color="true" style:font-name="Courier 10 Pitch" fo:font-size="12pt" fo:font-weight="normal" officeooo:rsid="00226827" style:font-name-asian="Monospace" style:font-size-asian="12pt" style:font-weight-asian="normal" style:font-name-complex="Monospace" style:font-size-complex="12pt" style:font-weight-complex="normal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226827" style:font-weight-asian="bold" style:font-weight-complex="bold"/>
    </style:style>
    <style:style style:name="T12" style:family="text">
      <style:text-properties officeooo:rsid="001f8cd6"/>
    </style:style>
    <style:style style:name="T13" style:family="text">
      <style:text-properties officeooo:rsid="001f9803"/>
    </style:style>
    <style:style style:name="T14" style:family="text">
      <style:text-properties officeooo:rsid="00226827"/>
    </style:style>
    <style:style style:name="T15" style:family="text">
      <style:text-properties style:font-name="Courier 10 Pitch" officeooo:rsid="0022682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Notice d'utilisation</text:p>
      <text:p text:style-name="P1"/>
      <text:h text:style-name="Heading_20_2" text:outline-level="2">Descriptif général des classes</text:h>
      <text:h text:style-name="P18" text:outline-level="3"><text:span text:style-name="T14">Classes Java</text:span></text:h>
      <text:p text:style-name="P1"><text:span text:style-name="T1">Data.java</text:span></text:p>
      <text:p text:style-name="P4">Settings.java</text:p>
      <text:p text:style-name="P2">Ces deux classes comportent des méthodes publiques pour lire des données afin de les traiter.</text:p>
      <text:p text:style-name="P4"/>
      <text:p text:style-name="P4">StaticAnalysis.java</text:p>
      <text:p text:style-name="P4">DynamicAnalysis.java</text:p>
      <text:p text:style-name="P4">Sampling.java</text:p>
      <text:p text:style-name="P4">Icebergs.java</text:p>
      <text:p text:style-name="P4">Mice.java</text:p>
      <text:p text:style-name="P2">Ces six classes comportent des méthodes publiques et permettent d'effectuer l'analyse statistique d'un flux de données.</text:p>
      <text:p text:style-name="P1"/>
      <text:p text:style-name="P4">FingerPrint.java</text:p>
      <text:p text:style-name="P4">MyReader.java</text:p>
      <text:p text:style-name="P4">Element.java</text:p>
      <text:p text:style-name="P4">SamplingBag.java</text:p>
      <text:p text:style-name="P4">CountingBag.java</text:p>
      <text:p text:style-name="P2">Ces quatre classes sont les structures de données utilisées par le programme, leur visibilité est <text:span text:style-name="T2">protected</text:span><text:span text:style-name="T5"> </text:span>et elles ne sont pas destinées à être utilisées en dehors de la bibliothèque.</text:p>
      <text:p text:style-name="P1"/>
      <text:p text:style-name="P4">HashTest.java</text:p>
      <text:p text:style-name="P2">Cette dernière classe permet de tester la fonction de hachage choisie en effectuant un test du <text:span text:style-name="T4">χ</text:span>².</text:p>
      <text:h text:style-name="P18" text:outline-level="3"><text:span text:style-name="T14">Code natif (langage C)</text:span></text:h>
      <text:p text:style-name="P17"><text:span text:style-name="T14"><text:tab/>La classe </text:span><text:span text:style-name="T15">Element</text:span><text:span text:style-name="T14"> utilise la fonction </text:span><text:span text:style-name="T15">hash</text:span><text:span text:style-name="T14"> exportée par la librairie partagée </text:span><text:span text:style-name="T15">Element</text:span><text:span text:style-name="T14">. Cette librairie doit être compilée en code natif avant de pouvoir être utilisée. Voici des exemples de commandes pour compiler respectivement sur Windows et Linux :</text:span></text:p>
      <text:p text:style-name="P13"><text:span text:style-name="T8">x86_64-w64-mingw32-gcc -shared -I"C:/Program Files/Java/jdk1.7.0_17/include" -I"C:/Program Files/Java/jdk1.7.0_17/include/win32" src/libElement.c -o bin/libElement.dll</text:span></text:p>
      <text:p text:style-name="P15"/>
      <text:p text:style-name="P12"><text:span text:style-name="T14">gcc -shared -I/opt/jdk1.7.0_21/include/ -I/opt/jdk1.7.0_21/include/linux src/libElement.c -o bin/libElement.so</text:span></text:p>
      <text:h text:style-name="Heading_20_2" text:outline-level="2">Pour démarrer : création d'un flux de données, les classes Data et Settings</text:h>
      <text:p text:style-name="P1"><text:tab/>L'ouverture et la lecture d'un flux d'entrée se fait grâce à la classe <text:span text:style-name="T1">Data</text:span>. Elle permet de lire un fichier via son nom ou une page Internet via son URL. <text:span text:style-name="T6">Voici</text:span> la syntaxe du constructeur pour créer un objet de type <text:span text:style-name="T1">Data</text:span> :</text:p>
      <text:p text:style-name="P1"/>
      <text:p text:style-name="P8">Data (String name, int type, Settings s)</text:p>
      <text:p text:style-name="P7"><text:soft-page-break/><text:span text:style-name="T10">name </text:span>: le nom du fichier, ou l'URL de la page</text:p>
      <text:p text:style-name="P7"><text:span text:style-name="T10">type </text:span>: Data.FILE pour un fichier, Data.URL pour une url</text:p>
      <text:p text:style-name="P7"><text:span text:style-name="T10">Settings </text:span>: (optionnel) un objet de type settings (voir infra) précisant le type de données et le mode de lecture. Si aucun n'est donné, les valeurs par défaut de la classe Settings seront appliquées.</text:p>
      <text:p text:style-name="P5"/>
      <text:p text:style-name="P3"><text:tab/>Les objets de type <text:span text:style-name="T1">Settings </text:span>permettent d'indiquer au programme le type de données à traiter (texte, logs) ainsi que le mode de lecture (mot-à-mot ou par k-shingles). Voici la syntaxe du constructeur :</text:p>
      <text:p text:style-name="P3"/>
      <text:p text:style-name="P8">Settings(int type, int k)</text:p>
      <text:p text:style-name="P7"><text:span text:style-name="T10">type</text:span> : Settings.TEXT ou Settings.LOG</text:p>
      <text:p text:style-name="P7"><text:span text:style-name="T10">k</text:span> : nombre de mots consécutifs lus</text:p>
      <text:p text:style-name="P5"/>
      <text:p text:style-name="P5"><text:tab/>Les valeurs par défaut sont : <text:span text:style-name="T1">type = Settings.TEXT</text:span>, <text:span text:style-name="T1">k = 1</text:span>.</text:p>
      <text:h text:style-name="Heading_20_2" text:outline-level="2">Comptage approché, comparaisons: StaticAnalysis</text:h>
      <text:p text:style-name="P5"><text:tab/>La classe <text:span text:style-name="T1">StaticAnalysis</text:span> permet d'étudier un flux de données statique (typiquement : les œuvres complètes de Shakespeare) en calculant une empreinte du fichier. Un objet de la classe <text:span text:style-name="T1">StaticAnalysis</text:span> se crée via la syntaxe suivante :</text:p>
      <text:p text:style-name="P5"/>
      <text:p text:style-name="P8">StaticAnalysis(Data d, int b)</text:p>
      <text:p text:style-name="P7"><text:span text:style-name="T10">d</text:span> : le flux de données étudié</text:p>
      <text:p text:style-name="P7"><text:span text:style-name="T10">b</text:span> (optionnel) : la précision désirée. Valeur par défaut : 11</text:p>
      <text:p text:style-name="P5"/>
      <text:p text:style-name="P5"><text:tab/>Il existe également un constructeur permettant de faire l'union de deux empreintes de fichier :</text:p>
      <text:p text:style-name="P5"/>
      <text:p text:style-name="P9">S<text:span text:style-name="T7">taticAnalysis(StaticAnalysis fp1, StaticAnalysis fp2)</text:span></text:p>
      <text:p text:style-name="P7"><text:span text:style-name="T10">fp1 </text:span>: l'empreinte du premier fichier</text:p>
      <text:p text:style-name="P7"><text:span text:style-name="T10">fp2 </text:span>: l'empreinte du deuxième fichier</text:p>
      <text:p text:style-name="P5"/>
      <text:p text:style-name="P5"><text:span text:style-name="T9"><text:tab/>Remarque</text:span> : les deux empreintes doivent avoir été calculées avec la même précision, sinon le programme affiche un message d'erreur.</text:p>
      <text:p text:style-name="P5"/>
      <text:p text:style-name="P5"><text:tab/>Pour obtenir une estimation du nombre d'éléments distincts d'un fichier à une précision b, on fait appel à la méthode statique <text:span text:style-name="T1">hyperLogLog</text:span> de la classe <text:span text:style-name="T1">StaticAnalysis</text:span>, dont la syntaxe est la suivante :</text:p>
      <text:p text:style-name="P5"/>
      <text:p text:style-name="P8">public static double hyperLogLog (Data input, int b)</text:p>
      <text:p text:style-name="P7"><text:span text:style-name="T10">input </text:span>: le flux de données étudié</text:p>
      <text:p text:style-name="P7"><text:span text:style-name="T10">b </text:span>: la précision désirée</text:p>
      <text:p text:style-name="P5"/>
      <text:p text:style-name="P5"><text:tab/>On peut également appeler depuis <text:span text:style-name="T1">stdin</text:span> la méthode <text:span text:style-name="T1">main</text:span> de la classe qui donne les estimations <text:s/>pour les différentes valeurs de b en exécutant :</text:p>
      <text:p text:style-name="P5"/>
      <text:p text:style-name="P11">export LD_PATH_LIBRARY=.<text:tab/><text:tab/><text:tab/># set java.library.path</text:p>
      <text:p text:style-name="P7"><text:span text:style-name="T12">java </text:span>StaticAnalysis.<text:span text:style-name="T13">class</text:span> &lt;nom_du_fichier&gt;</text:p>
      <text:p text:style-name="P5"/>
      <text:p text:style-name="P5"><text:tab/>Cette classe permet également le calcul de similarité entre deux fichiers grâce à la méthode <text:soft-page-break/>statique <text:span text:style-name="T1">similarity</text:span> :</text:p>
      <text:p text:style-name="P5"/>
      <text:p text:style-name="P8">public static double similarity(StaticAnalysis fp1, StaticAnalysis fp2)</text:p>
      <text:p text:style-name="P7"><text:span text:style-name="T10">fp1 </text:span>: l'empreinte du premier fichier</text:p>
      <text:p text:style-name="P7"><text:span text:style-name="T10">fp2 </text:span>: l'empreinte du deuxième fichier</text:p>
      <text:p text:style-name="P5"/>
      <text:p text:style-name="P5"><text:tab/>On peut également donner en argument à <text:span text:style-name="T1">similarity</text:span> un tableau d'empreintes, auquel cas la méthode renvoie une matrice des comparaisons deux à deux des toutes les empreintes :</text:p>
      <text:p text:style-name="P5"/>
      <text:p text:style-name="P8">public static double [][] similarity(StaticAnalysis[] fp)</text:p>
      <text:p text:style-name="P7"><text:span text:style-name="T10">fp </text:span>: un tableau regroupant les empreintes à comparer.</text:p>
      <text:p text:style-name="P5"/>
      <text:p text:style-name="P5"><text:tab/>Pour comparer des fichier dans un dossier, on utilise <text:span text:style-name="T1">similarPairs</text:span>, qui affiche le résultat sous la forme d'un tableau à double entrée dans la sortie standard : </text:p>
      <text:p text:style-name="P5"/>
      <text:p text:style-name="P8">public static void similarPairs(String directory, int b, int k)</text:p>
      <text:p text:style-name="P7"><text:span text:style-name="T10">directory </text:span>: le path du dossier d'entrée</text:p>
      <text:p text:style-name="P7"><text:span text:style-name="T10">b </text:span>: la précision désirée</text:p>
      <text:p text:style-name="P7"><text:span text:style-name="T10">k </text:span>: la taille des k-shingles utilisés pour la comparaison.</text:p>
      <text:h text:style-name="Heading_20_2" text:outline-level="2">Étude dynamique, monitoring : DynamicAnalysis</text:h>
      <text:p text:style-name="P5"><text:tab/>Pour étudier de façon dynamique un flux de données, il faut commencer par créer un objet de type <text:span text:style-name="T1">DynamicAnalysis</text:span> :</text:p>
      <text:p text:style-name="P5"/>
      <text:p text:style-name="P8">DynamicAnalysis (int b, int W, int nbr)</text:p>
      <text:p text:style-name="P7"><text:span text:style-name="T10">b </text:span>: la précision voulue</text:p>
      <text:p text:style-name="P7"><text:span text:style-name="T10">W </text:span>: la taille de la fenêtre</text:p>
      <text:p text:style-name="P7"><text:span text:style-name="T10">nbr </text:span>: le nombre de points gardés dans l'historique</text:p>
      <text:p text:style-name="P5"/>
      <text:p text:style-name="P5">Pour lire un nouvel élément et mettre à jour l'analyse :</text:p>
      <text:p text:style-name="P5"/>
      <text:p text:style-name="P8">public void newElement (Data d)</text:p>
      <text:p text:style-name="P7"><text:span text:style-name="T10">d </text:span>: le flux de données étudié</text:p>
      <text:p text:style-name="P5"/>
      <text:p text:style-name="P5">Obtenir l'historique des estimations :</text:p>
      <text:p text:style-name="P5"/>
      <text:p text:style-name="P8">public double[] getMemory()</text:p>
      <text:h text:style-name="Heading_20_2" text:outline-level="2">Échantillonnage statistique : Sampling, Mice, Icebergs</text:h>
      <text:p text:style-name="P5"><text:tab/>Pour effectuer un échantillonnage d'éléments représentatifs, on commence par créer un objet de la classe <text:span text:style-name="T1">Sampling</text:span> :</text:p>
      <text:p text:style-name="P5"/>
      <text:p text:style-name="P8">Sampling(Data d,int k)</text:p>
      <text:p text:style-name="P7"><text:span text:style-name="T10">d </text:span>: le flux de données étudié</text:p>
      <text:p text:style-name="P7"><text:span text:style-name="T10">k </text:span>: la taille de l'échantillon voulu</text:p>
      <text:p text:style-name="P5"/>
      <text:p text:style-name="P5">Le calcul et l'affichage de l'échantillon s'obtient par la méthode <text:span text:style-name="T1">printSample</text:span> :</text:p>
      <text:p text:style-name="P5"/>
      <text:p text:style-name="P9"><text:soft-page-break/>p<text:span text:style-name="T7">ublic void printSample()</text:span></text:p>
      <text:p text:style-name="P5"/>
      <text:p text:style-name="P5">Pour obtenir une estimation du nombre de k-souris on crée un objet de la classe <text:span text:style-name="T1">Mice</text:span> puis on appelle la méthode <text:span text:style-name="T1">getMiceProportions</text:span> :</text:p>
      <text:p text:style-name="P5"/>
      <text:p text:style-name="P8">Mice(Data d,int n)</text:p>
      <text:p text:style-name="P7"><text:span text:style-name="T10">d </text:span>: le flux de données étudié</text:p>
      <text:p text:style-name="P7"><text:span text:style-name="T10">n </text:span>: la taille de l'échantillon utilisé pour l'estimation des k-souris</text:p>
      <text:p text:style-name="P5"/>
      <text:p text:style-name="P8">public double getMiceProportion(int occurrences)</text:p>
      <text:p text:style-name="P7"><text:span text:style-name="T10">occurrences </text:span>: le nombre d'occurrences des souris (i.e. le paramètre k des k-souris)</text:p>
      <text:p text:style-name="P5"/>
      <text:p text:style-name="P5">Pour afficher les icebergs on dispose de <text:span text:style-name="T1">Icebergs.printIcebergs</text:span> :</text:p>
      <text:p text:style-name="P5"/>
      <text:p text:style-name="P8">public static void printIcebergs(Data input, double theta)</text:p>
      <text:p text:style-name="P7"><text:span text:style-name="T10">input </text:span>: le flux de données étudié</text:p>
      <text:p text:style-name="P7"><text:span text:style-name="T10">theta </text:span>: un double, la fréquence minimale voulue pour les iceberg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1" svg:font-family="'Liberation Serif'" style:font-family-generic="roman"/>
    <style:font-face style:name="Courier 10 Pitch" svg:font-family="'Courier 10 Pitch'" style:font-pitch="fixed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31T23:50:52</meta:creation-date>
    <dc:date>2013-06-04T01:07:51</dc:date>
    <meta:editing-duration>PT3H17M40S</meta:editing-duration>
    <meta:editing-cycles>89</meta:editing-cycles>
    <meta:generator>LibreOffice/3.6$Linux_x86 LibreOffice_project/360m1$Build-2</meta:generator>
    <dc:creator>michel </dc:creator>
    <meta:document-statistic meta:table-count="0" meta:image-count="0" meta:object-count="0" meta:page-count="4" meta:paragraph-count="92" meta:word-count="915" meta:character-count="5915" meta:non-whitespace-character-count="5081"/>
  </office:meta>
</office:document-meta>
</file>